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5.242cm" style:rel-column-width="20210*"/>
    </style:style>
    <style:style style:name="tableau_5f_entete_5f_definition.B" style:display-name="tableau_entete_definition.B" style:family="table-column">
      <style:table-column-properties style:column-width="2.291cm" style:rel-column-width="8833*"/>
    </style:style>
    <style:style style:name="tableau_5f_entete_5f_definition.C" style:display-name="tableau_entete_definition.C" style:family="table-column">
      <style:table-column-properties style:column-width="2.515cm" style:rel-column-width="9697*"/>
    </style:style>
    <style:style style:name="tableau_5f_entete_5f_definition.D" style:display-name="tableau_entete_definition.D" style:family="table-column">
      <style:table-column-properties style:column-width="2.251cm" style:rel-column-width="8677*"/>
    </style:style>
    <style:style style:name="tableau_5f_entete_5f_definition.E" style:display-name="tableau_entete_definition.E" style:family="table-column">
      <style:table-column-properties style:column-width="1.718cm" style:rel-column-width="6623*"/>
    </style:style>
    <style:style style:name="tableau_5f_entete_5f_definition.F" style:display-name="tableau_entete_definition.F" style:family="table-column">
      <style:table-column-properties style:column-width="1.139cm" style:rel-column-width="4393*"/>
    </style:style>
    <style:style style:name="tableau_5f_entete_5f_definition.G" style:display-name="tableau_entete_definition.G" style:family="table-column">
      <style:table-column-properties style:column-width="1.842cm" style:rel-column-width="710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.097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6.999cm" style:page-number="auto" table:align="left" fo:keep-with-next="auto" style:may-break-between-rows="false"/>
    </style:style>
    <style:style style:name="tableau_5f_colonne_5f_definition.A" style:display-name="tableau_colonne_definition.A" style:family="table-column">
      <style:table-column-properties style:column-width="5.26cm"/>
    </style:style>
    <style:style style:name="tableau_5f_colonne_5f_definition.B" style:display-name="tableau_colonne_definition.B" style:family="table-column">
      <style:table-column-properties style:column-width="2.275cm"/>
    </style:style>
    <style:style style:name="tableau_5f_colonne_5f_definition.C" style:display-name="tableau_colonne_definition.C" style:family="table-column">
      <style:table-column-properties style:column-width="2.515cm"/>
    </style:style>
    <style:style style:name="tableau_5f_colonne_5f_definition.D" style:display-name="tableau_colonne_definition.D" style:family="table-column">
      <style:table-column-properties style:column-width="2.251cm"/>
    </style:style>
    <style:style style:name="tableau_5f_colonne_5f_definition.E" style:display-name="tableau_colonne_definition.E" style:family="table-column">
      <style:table-column-properties style:column-width="1.72cm"/>
    </style:style>
    <style:style style:name="tableau_5f_colonne_5f_definition.F" style:display-name="tableau_colonne_definition.F" style:family="table-column">
      <style:table-column-properties style:column-width="1.157cm"/>
    </style:style>
    <style:style style:name="tableau_5f_colonne_5f_definition.G" style:display-name="tableau_colonne_definition.G" style:family="table-column">
      <style:table-column-properties style:column-width="1.82cm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able_20_Contents_20_right">
      <style:text-properties style:font-name="Helvetica"/>
    </style:style>
    <style:style style:name="P2" style:family="paragraph" style:parent-style-name="Table_20_Contents_20_right">
      <style:text-properties style:font-name="Helvetica" fo:font-size="4pt" style:font-size-asian="4pt" style:font-size-complex="4pt"/>
    </style:style>
    <style:style style:name="P3" style:family="paragraph" style:parent-style-name="Table_20_Contents_20_left">
      <style:text-properties style:font-name="Helvetica"/>
    </style:style>
    <style:style style:name="P4" style:family="paragraph" style:parent-style-name="Table_20_Contents_20_left">
      <style:text-properties style:font-name="Helvetica" fo:font-size="4pt" style:font-size-asian="4pt" style:font-size-complex="4pt"/>
    </style:style>
    <style:style style:name="P5" style:family="paragraph" style:parent-style-name="Table_20_Contents_20_left">
      <style:paragraph-properties fo:line-height="100%"/>
      <style:text-properties style:font-name="Helvetica" fo:font-size="2pt" style:font-size-asian="2pt" style:font-size-complex="2pt"/>
    </style:style>
    <style:style style:name="P6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background-image/>
      </style:paragraph-properties>
      <style:text-properties style:font-name="Helvetica" fo:font-size="4pt" style:font-size-asian="4pt" style:font-size-complex="4pt"/>
    </style:style>
    <style:style style:name="P7" style:family="paragraph" style:parent-style-name="Table_20_Contents_20_left">
      <style:paragraph-properties fo:margin-top="0cm" fo:margin-bottom="0.101cm" fo:line-height="100%" fo:background-color="transparent" style:shadow="none">
        <style:background-image/>
      </style:paragraph-properties>
      <style:text-properties style:font-name="Helvetica"/>
    </style:style>
    <style:style style:name="P8" style:family="paragraph" style:parent-style-name="Standard">
      <style:text-properties style:font-name="Helvetica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row table:style-name="tableau_5f_entete_5f_definition.1">
          <table:table-cell table:style-name="tableau_5f_entete_5f_definition.A1" office:value-type="string">
            <text:p text:style-name="P3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3">%=entete_naissance=%</text:p>
          </table:table-cell>
          <table:table-cell table:style-name="tableau_5f_entete_5f_definition.A1" office:value-type="string">
            <text:p text:style-name="P3">%=entete_echeance=%</text:p>
          </table:table-cell>
          <table:table-cell table:style-name="tableau_5f_entete_5f_definition.A1" office:value-type="string">
            <text:p text:style-name="P3">%=entete_motif=%</text:p>
          </table:table-cell>
          <table:table-cell table:style-name="tableau_5f_entete_5f_definition.A1" office:value-type="string">
            <text:p text:style-name="P3">%=entete_tarif=%</text:p>
          </table:table-cell>
          <table:table-cell table:style-name="tableau_5f_entete_5f_definition.A1" office:value-type="string">
            <text:p text:style-name="P1"/>
          </table:table-cell>
          <table:table-cell table:style-name="tableau_5f_entete_5f_definition.A1" office:value-type="string">
            <text:p text:style-name="P1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row table:style-name="tableau_5f_colonne_5f_definition.1">
          <table:table-cell table:style-name="tableau_5f_colonne_5f_definition.A1" office:value-type="string">
            <text:p text:style-name="P3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3">%=colonne_naissance=%</text:p>
          </table:table-cell>
          <table:table-cell table:style-name="tableau_5f_colonne_5f_definition.A1" office:value-type="string">
            <text:p text:style-name="P3">%=colonne_echeance=%</text:p>
          </table:table-cell>
          <table:table-cell table:style-name="tableau_5f_colonne_5f_definition.A1" office:value-type="string">
            <text:p text:style-name="P3">%=colonne_motif=%</text:p>
          </table:table-cell>
          <table:table-cell table:style-name="tableau_5f_colonne_5f_definition.A1" office:value-type="string">
            <text:p text:style-name="P3">%=colonne_tarif=%</text:p>
          </table:table-cell>
          <table:table-cell table:style-name="tableau_5f_colonne_5f_definition.A1" office:value-type="string">
            <text:p text:style-name="P1">%=colonne_code_monnaie=%</text:p>
          </table:table-cell>
          <table:table-cell table:style-name="tableau_5f_colonne_5f_definition.A1" office:value-type="string">
            <text:p text:style-name="P1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6">%{ligneVide}%#6#%=ligne_vide=%</text:p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2"/>
          </table:table-cell>
          <table:table-cell table:style-name="tableau_5f_colonne_5f_definition.A1" office:value-type="string">
            <text:p text:style-name="P2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7">%{droitBeneficiaire}%#4#%=droit_beneficiaire=%</text:p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1"/>
          </table:table-cell>
          <table:table-cell table:style-name="tableau_5f_colonne_5f_definition.A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7:30:13.68</dc:date>
    <meta:editing-cycles>93</meta:editing-cycles>
    <meta:editing-duration>PT3H46M15S</meta:editing-duration>
    <meta:document-statistic meta:table-count="2" meta:image-count="0" meta:object-count="0" meta:page-count="1" meta:paragraph-count="15" meta:word-count="15" meta:character-count="421"/>
    <dc:creator>lga </dc:creator>
    <meta:user-defined meta:name="Info 1"/>
    <meta:user-defined meta:name="Info 2"/>
    <meta:user-defined meta:name="Info 3"/>
    <meta:user-defined meta:name="Info 4"/>
  </office:meta>
</office:document-meta>
</file>